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4*"/>
    </style:style>
    <style:style style:name="Table1.D" style:family="table-column">
      <style:table-column-properties style:column-width="4.249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4pt" style:font-size-asian="12.25pt" style:font-size-complex="14pt"/>
    </style:style>
    <style:style style:name="P2" style:family="paragraph" style:parent-style-name="Table_20_Contents">
      <style:paragraph-properties fo:text-align="start" style:justify-single-word="false"/>
      <style:text-properties fo:font-size="14pt" officeooo:rsid="001c66d9" officeooo:paragraph-rsid="001c66d9" style:font-size-asian="12.25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fo:font-size="12pt" officeooo:rsid="001c66d9" officeooo:paragraph-rsid="001c66d9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font-size="12pt" officeooo:rsid="001f365a" officeooo:paragraph-rsid="001f365a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font-size="12pt" officeooo:rsid="001db0c4" officeooo:paragraph-rsid="001db0c4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font-size="12pt" officeooo:paragraph-rsid="001cac42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2pt" officeooo:paragraph-rsid="001db0c4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size="12pt" officeooo:rsid="001cac42" officeooo:paragraph-rsid="001cac42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officeooo:rsid="001db0c4" officeooo:paragraph-rsid="001db0c4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officeooo:rsid="001f365a" officeooo:paragraph-rsid="001f365a" style:font-size-asian="10.5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officeooo:rsid="001c66d9" officeooo:paragraph-rsid="001c66d9" style:font-size-asian="22pt" style:font-size-complex="22pt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officeooo:rsid="001c66d9" officeooo:paragraph-rsid="001c66d9" style:font-size-asian="12.25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style:text-underline-style="none" officeooo:rsid="001f365a" officeooo:paragraph-rsid="001f365a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f365a" officeooo:paragraph-rsid="001f365a" style:font-size-asian="12.25pt" style:font-size-complex="14pt"/>
    </style:style>
    <style:style style:name="P15" style:family="paragraph" style:parent-style-name="Standard">
      <style:text-properties officeooo:rsid="001c66d9" officeooo:paragraph-rsid="001f365a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4pt" style:text-underline-style="none" officeooo:rsid="001c66d9" officeooo:paragraph-rsid="001c66d9" style:font-size-asian="12.25pt" style:font-size-complex="14pt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4pt" style:text-underline-style="none" officeooo:rsid="001cac42" officeooo:paragraph-rsid="001cac42" style:font-size-asian="12.25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fo:font-size="12pt" officeooo:rsid="001f3939" officeooo:paragraph-rsid="001f3939" style:font-size-asian="10.5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officeooo:rsid="001cac42" officeooo:paragraph-rsid="0020e412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officeooo:rsid="001cac42" officeooo:paragraph-rsid="0021f43a" style:font-size-asian="10.5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font-size="12pt" officeooo:paragraph-rsid="0020e412" style:font-size-asian="10.5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officeooo:rsid="001db0c4" officeooo:paragraph-rsid="0020e412" style:font-size-asian="10.5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officeooo:rsid="001c66d9" officeooo:paragraph-rsid="0020e412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size="12pt" officeooo:rsid="001f365a" officeooo:paragraph-rsid="0020e412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officeooo:rsid="001f3939" officeooo:paragraph-rsid="0020e412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4pt" officeooo:rsid="001f3939" officeooo:paragraph-rsid="001f3939" style:font-size-asian="12.25pt" style:font-size-complex="14pt"/>
    </style:style>
    <style:style style:name="P28" style:family="paragraph" style:parent-style-name="Table_20_Contents">
      <style:paragraph-properties fo:text-align="start" style:justify-single-word="false"/>
      <style:text-properties fo:font-size="14pt" officeooo:rsid="001c66d9" officeooo:paragraph-rsid="0020e412" style:font-size-asian="12.25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fo:font-size="14pt" style:font-size-asian="12.25pt" style:font-size-complex="14pt"/>
    </style:style>
    <style:style style:name="T1" style:family="text">
      <style:text-properties officeooo:rsid="001cac42"/>
    </style:style>
    <style:style style:name="T2" style:family="text">
      <style:text-properties officeooo:rsid="001db0c4"/>
    </style:style>
    <style:style style:name="T3" style:family="text">
      <style:text-properties officeooo:rsid="001f365a"/>
    </style:style>
    <style:style style:name="T4" style:family="text">
      <style:text-properties officeooo:rsid="0020e412"/>
    </style:style>
    <style:style style:name="T5" style:family="text">
      <style:text-properties officeooo:rsid="0021f43a"/>
    </style:style>
    <style:style style:name="T6" style:family="text">
      <style:text-properties officeooo:rsid="0023add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print planning, first week</text:p>
      <text:p text:style-name="P13">Sprint planning f<text:span text:style-name="T5">rom</text:span> friday <text:span text:style-name="T5">21/9</text:span> to friday <text:span text:style-name="T5">28/9</text:span>.</text:p>
      <text:p text:style-name="P14">Features from product backlog</text:p>
      <text:list xml:id="list37395682" text:style-name="L1">
        <text:list-item>
          <text:p text:style-name="P16">Menu <text:span text:style-name="T1">s</text:span>creen.</text:p>
        </text:list-item>
        <text:list-item>
          <text:p text:style-name="P16">Take picture.</text:p>
        </text:list-item>
        <text:list-item>
          <text:p text:style-name="P17">Empty runnable application.</text:p>
        </text:list-item>
      </text:list>
      <text:p text:style-name="P12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">Feature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Time</text:p>
          </table:table-cell>
          <table:table-cell table:style-name="Table1.D1" office:value-type="string">
            <text:p text:style-name="P28"><text:span text:style-name="T4">Developer</text:span></text:p>
          </table:table-cell>
        </table:table-row>
        <table:table-row>
          <table:table-cell table:style-name="Table1.A2" table:number-rows-spanned="3" office:value-type="string">
            <text:p text:style-name="P3">Menu Screen</text:p>
          </table:table-cell>
          <table:table-cell table:style-name="Table1.A2" office:value-type="string">
            <text:p text:style-name="P3">Button Layout with attached ActionListener(s) and empty functions on listener call.</text:p>
          </table:table-cell>
          <table:table-cell table:style-name="Table1.A2" office:value-type="string">
            <text:p text:style-name="P3"><text:span text:style-name="T2">6</text:span>h</text:p>
          </table:table-cell>
          <table:table-cell table:style-name="Table1.D2" office:value-type="string">
            <text:p text:style-name="P23"><text:span text:style-name="T4">Ossian</text:span></text:p>
          </table:table-cell>
        </table:table-row>
        <table:table-row>
          <table:covered-table-cell/>
          <table:table-cell table:style-name="Table1.A2" office:value-type="string">
            <text:p text:style-name="P8">Create a nice logo, background and arrange layout for them.</text:p>
          </table:table-cell>
          <table:table-cell table:style-name="Table1.A2" office:value-type="string">
            <text:p text:style-name="P8">2h</text:p>
          </table:table-cell>
          <table:table-cell table:style-name="Table1.D2" office:value-type="string">
            <text:p text:style-name="P20"><text:span text:style-name="T5">Robin</text:span></text:p>
          </table:table-cell>
        </table:table-row>
        <table:table-row>
          <table:covered-table-cell/>
          <table:table-cell table:style-name="Table1.A2" office:value-type="string">
            <text:p text:style-name="P8">On pause/resume conditions.</text:p>
          </table:table-cell>
          <table:table-cell table:style-name="Table1.A2" office:value-type="string">
            <text:p text:style-name="P8">3h</text:p>
          </table:table-cell>
          <table:table-cell table:style-name="Table1.D2" office:value-type="string">
            <text:p text:style-name="P19"><text:span text:style-name="T4">Fredrik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table:number-rows-spanned="7" office:value-type="string">
            <text:p text:style-name="P8">Take picture</text:p>
          </table:table-cell>
          <table:table-cell table:style-name="Table1.A2" office:value-type="string">
            <text:p text:style-name="P8">Class co<text:span text:style-name="T4">n</text:span>struction with layout of buttons. </text:p>
          </table:table-cell>
          <table:table-cell table:style-name="Table1.A2" office:value-type="string">
            <text:p text:style-name="P6"><text:span text:style-name="T2">10</text:span><text:span text:style-name="T1">h</text:span></text:p>
          </table:table-cell>
          <table:table-cell table:style-name="Table1.D2" office:value-type="string">
            <text:p text:style-name="P21"><text:span text:style-name="T4">Ossian, Martin</text:span></text:p>
          </table:table-cell>
        </table:table-row>
        <table:table-row>
          <table:covered-table-cell/>
          <table:table-cell table:style-name="Table1.A2" office:value-type="string">
            <text:p text:style-name="P8">Set background to camera view.</text:p>
          </table:table-cell>
          <table:table-cell table:style-name="Table1.A2" office:value-type="string">
            <text:p text:style-name="P8">10h</text:p>
          </table:table-cell>
          <table:table-cell table:style-name="Table1.D2" office:value-type="string">
            <text:p text:style-name="P19"><text:span text:style-name="T4">Robin, Fredrik</text:span></text:p>
          </table:table-cell>
        </table:table-row>
        <table:table-row>
          <table:covered-table-cell/>
          <table:table-cell table:style-name="Table1.A2" office:value-type="string">
            <text:p text:style-name="P9">ActionListeners to buttons.</text:p>
          </table:table-cell>
          <table:table-cell table:style-name="Table1.A2" office:value-type="string">
            <text:p text:style-name="P9">4h</text:p>
          </table:table-cell>
          <table:table-cell table:style-name="Table1.D2" office:value-type="string">
            <text:p text:style-name="P22"><text:span text:style-name="T4">Jonas</text:span></text:p>
          </table:table-cell>
        </table:table-row>
        <table:table-row>
          <table:covered-table-cell/>
          <table:table-cell table:style-name="Table1.A2" office:value-type="string">
            <text:p text:style-name="P9">Write method in MenuScreen that starts the activity (Take picture).</text:p>
          </table:table-cell>
          <table:table-cell table:style-name="Table1.A2" office:value-type="string">
            <text:p text:style-name="P9">5h</text:p>
          </table:table-cell>
          <table:table-cell table:style-name="Table1.D2" office:value-type="string">
            <text:p text:style-name="P22"><text:span text:style-name="T4">Jonas</text:span></text:p>
          </table:table-cell>
        </table:table-row>
        <table:table-row>
          <table:covered-table-cell/>
          <table:table-cell table:style-name="Table1.A2" office:value-type="string">
            <text:p text:style-name="P9">Update manifest to allow access to camera and other needed changes.</text:p>
          </table:table-cell>
          <table:table-cell table:style-name="Table1.A2" office:value-type="string">
            <text:p text:style-name="P9">2h</text:p>
          </table:table-cell>
          <table:table-cell table:style-name="Table1.D2" office:value-type="string">
            <text:p text:style-name="P22"><text:span text:style-name="T4">Robin</text:span></text:p>
          </table:table-cell>
        </table:table-row>
        <table:table-row>
          <table:covered-table-cell/>
          <table:table-cell table:style-name="Table1.A2" office:value-type="string">
            <text:p text:style-name="P9">On pause/resume conditions.</text:p>
          </table:table-cell>
          <table:table-cell table:style-name="Table1.A2" office:value-type="string">
            <text:p text:style-name="P9">5h</text:p>
          </table:table-cell>
          <table:table-cell table:style-name="Table1.D2" office:value-type="string">
            <text:p text:style-name="P22"><text:span text:style-name="T4">Fredrik, Robin</text:span></text:p>
          </table:table-cell>
        </table:table-row>
        <table:table-row>
          <table:covered-table-cell/>
          <table:table-cell table:style-name="Table1.A2" office:value-type="string">
            <text:p text:style-name="P4">OnCall for backbutton to return to activity that called this one</text:p>
          </table:table-cell>
          <table:table-cell table:style-name="Table1.A2" office:value-type="string">
            <text:p text:style-name="P4">5h</text:p>
          </table:table-cell>
          <table:table-cell table:style-name="Table1.D2" office:value-type="string">
            <text:p text:style-name="P24"><text:span text:style-name="T4">Martin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table:number-rows-spanned="2" office:value-type="string">
            <text:p text:style-name="P9">Upcoming sprint</text:p>
          </table:table-cell>
          <table:table-cell table:style-name="Table1.A2" office:value-type="string">
            <text:p text:style-name="P5">Planning.</text:p>
          </table:table-cell>
          <table:table-cell table:style-name="Table1.A2" office:value-type="string">
            <text:p text:style-name="P5">10h</text:p>
          </table:table-cell>
          <table:table-cell table:style-name="Table1.D2" office:value-type="string">
            <text:p text:style-name="P25"><text:span text:style-name="T4">Jonas,Robin,Martin,Ossian,Fredrik</text:span></text:p>
          </table:table-cell>
        </table:table-row>
        <table:table-row>
          <table:covered-table-cell/>
          <table:table-cell table:style-name="Table1.A2" office:value-type="string">
            <text:p text:style-name="P9">Daily scrum.</text:p>
          </table:table-cell>
          <table:table-cell table:style-name="Table1.A2" office:value-type="string">
            <text:p text:style-name="P9">3h</text:p>
          </table:table-cell>
          <table:table-cell table:style-name="Table1.D2" office:value-type="string">
            <text:p text:style-name="P25"><text:span text:style-name="T4">Jonas,Robin,Martin,Ossian,Fredrik</text:span></text:p>
          </table:table-cell>
        </table:table-row>
        <text:soft-page-break/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9">Empty runnable application</text:p>
          </table:table-cell>
          <table:table-cell table:style-name="Table1.A2" office:value-type="string">
            <text:p text:style-name="P7"><text:span text:style-name="T2">Android education from Google API-guides. </text:span><text:span text:style-name="T3">(3h / person )</text:span></text:p>
          </table:table-cell>
          <table:table-cell table:style-name="Table1.A2" office:value-type="string">
            <text:p text:style-name="P9">15h</text:p>
          </table:table-cell>
          <table:table-cell table:style-name="Table1.D2" office:value-type="string">
            <text:p text:style-name="P25"><text:span text:style-name="T4">Jonas,Robin,Martin,Ossian,Fredrik</text:span>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8">Troubleshooting / Integration / <text:span text:style-name="T6">backuptime</text:span></text:p>
          </table:table-cell>
          <table:table-cell table:style-name="Table1.A2" office:value-type="string">
            <text:p text:style-name="P27">24h</text:p>
          </table:table-cell>
          <table:table-cell table:style-name="Table1.D2" office:value-type="string">
            <text:p text:style-name="P25"><text:span text:style-name="T4">Jonas,Robin,Martin,Ossian,Fredrik</text:span></text:p>
          </table:table-cell>
        </table:table-row>
      </table:table>
      <text:p text:style-name="P12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9T16:12:36.14</meta:creation-date>
    <meta:editing-duration>PT14M40S</meta:editing-duration>
    <meta:editing-cycles>6</meta:editing-cycles>
    <meta:generator>LibreOffice/3.6$Windows_x86 LibreOffice_project/e29a214-2bbed72-0621de6-a97528c-8f066d</meta:generator>
    <dc:date>2012-09-21T17:36:26.21</dc:date>
    <meta:document-statistic meta:table-count="1" meta:image-count="0" meta:object-count="0" meta:page-count="2" meta:paragraph-count="55" meta:word-count="159" meta:character-count="1102" meta:non-whitespace-character-count="1000"/>
  </office:meta>
</office:document-meta>
</file>